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5.987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dash" draw:stroke-dash="Fine_20_Dashed" svg:stroke-width="0.159cm" svg:stroke-color="#000000" draw:marker-start-width="0.439cm" draw:marker-end-width="0.439cm" draw:fill="none" draw:textarea-horizontal-align="justify" draw:textarea-vertical-align="top" draw:auto-grow-height="false" fo:min-height="5.338cm" fo:min-width="7.12cm" fo:padding-top="0.205cm" fo:padding-bottom="0.205cm" fo:padding-left="0.33cm" fo:padding-right="0.33cm"/>
    </style:style>
    <style:style style:name="gr5" style:family="graphic" style:parent-style-name="standard">
      <style:graphic-properties draw:stroke="dash" draw:stroke-dash="Fine_20_Dashed" svg:stroke-width="0.159cm" svg:stroke-color="#000000" draw:marker-start-width="0.438cm" draw:marker-end-width="0.438cm" draw:fill="none" draw:textarea-horizontal-align="justify" draw:textarea-vertical-align="top" draw:auto-grow-height="false" fo:min-height="5.338cm" fo:min-width="7.12cm" fo:padding-top="0.204cm" fo:padding-bottom="0.204cm" fo:padding-left="0.329cm" fo:padding-right="0.329cm"/>
    </style:style>
    <style:style style:name="gr6" style:family="graphic" style:parent-style-name="standard">
      <style:graphic-properties draw:stroke="solid" svg:stroke-width="0.159cm" svg:stroke-color="#000000" draw:marker-start="msArrowEnd_20_5" draw:marker-start-width="0.477cm" draw:marker-start-center="false" draw:stroke-linejoin="miter" draw:fill="none" draw:textarea-vertical-align="top" draw:auto-grow-height="false" fo:min-height="0cm" fo:min-width="4.94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4.951cm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2.956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1.017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1.757cm" fo:min-width="1.021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1.782cm" fo:min-width="1.02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2.918cm" fo:min-width="1.02cm" fo:padding-top="0.125cm" fo:padding-bottom="0.125cm" fo:padding-left="0.25cm" fo:padding-right="0.25cm" fo:wrap-option="wrap"/>
    </style:style>
    <style:style style:name="gr13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2.545cm" fo:min-width="1.021cm" fo:padding-top="0.125cm" fo:padding-bottom="0.125cm" fo:padding-left="0.25cm" fo:padding-right="0.25cm" fo:wrap-option="wrap"/>
    </style:style>
    <style:style style:name="gr14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.782cm" fo:padding-top="0.125cm" fo:padding-bottom="0.125cm" fo:padding-left="0.25cm" fo:padding-right="0.25cm" fo:wrap-option="wrap"/>
    </style:style>
    <style:style style:name="gr15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1.915cm" fo:min-width="0.782cm" fo:padding-top="0.125cm" fo:padding-bottom="0.125cm" fo:padding-left="0.25cm" fo:padding-right="0.25cm" fo:wrap-option="wrap"/>
    </style:style>
    <style:style style:name="gr16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1.837cm" fo:min-width="0.783cm" fo:padding-top="0.125cm" fo:padding-bottom="0.125cm" fo:padding-left="0.25cm" fo:padding-right="0.25cm" fo:wrap-option="wrap"/>
    </style:style>
    <style:style style:name="gr17" style:family="graphic" style:parent-style-name="Default_5f_1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8.185cm" fo:min-width="3.837cm" fo:padding-top="0.125cm" fo:padding-bottom="0.125cm" fo:padding-left="0.25cm" fo:padding-right="0.25cm" fo:wrap-option="wrap"/>
    </style:style>
    <style:style style:name="gr18" style:family="graphic" style:parent-style-name="Default_5f_1" style:list-style-name="L4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63cm" fo:padding-top="0.125cm" fo:padding-bottom="0.125cm" fo:padding-left="0.25cm" fo:padding-right="0.25cm" fo:wrap-option="wrap"/>
    </style:style>
    <style:style style:name="gr19" style:family="graphic" style:parent-style-name="Default_5f_1">
      <style:graphic-properties draw:stroke="solid" svg:stroke-width="0.159cm" svg:stroke-color="#000000" draw:marker-start="msArrowEnd_20_5" draw:marker-start-width="0.477cm" draw:marker-start-center="false" draw:marker-end="msArrowEnd_20_5" draw:marker-end-width="0.477cm" draw:marker-end-center="false" draw:stroke-linejoin="miter" draw:fill="none" draw:textarea-vertical-align="top" draw:auto-grow-height="false" fo:min-height="0.971cm" fo:min-width="8.441cm" fo:padding-top="0.125cm" fo:padding-bottom="0.125cm" fo:padding-left="0.25cm" fo:padding-right="0.25cm" fo:wrap-option="wrap"/>
    </style:style>
    <style:style style:name="gr20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2.918cm" fo:min-width="1.02cm" fo:padding-top="0.125cm" fo:padding-bottom="0.125cm" fo:padding-left="0.25cm" fo:padding-right="0.25cm" fo:wrap-option="wrap"/>
    </style:style>
    <style:style style:name="gr21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2.545cm" fo:min-width="1.021cm" fo:padding-top="0.125cm" fo:padding-bottom="0.125cm" fo:padding-left="0.25cm" fo:padding-right="0.25cm" fo:wrap-option="wrap"/>
    </style:style>
    <style:style style:name="gr22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0cm" fo:min-width="0.782cm" fo:padding-top="0.125cm" fo:padding-bottom="0.125cm" fo:padding-left="0.25cm" fo:padding-right="0.25cm" fo:wrap-option="wrap"/>
    </style:style>
    <style:style style:name="gr23" style:family="graphic" style:parent-style-name="Default_5f_1" style:list-style-name="L4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6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0cm" fo:min-width="1.017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1.757cm" fo:min-width="1.021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1.782cm" fo:min-width="1.02cm" fo:padding-top="0.125cm" fo:padding-bottom="0.125cm" fo:padding-left="0.25cm" fo:padding-right="0.25cm" fo:wrap-option="wrap"/>
    </style:style>
    <style:style style:name="gr28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1.915cm" fo:min-width="0.782cm" fo:padding-top="0.125cm" fo:padding-bottom="0.125cm" fo:padding-left="0.25cm" fo:padding-right="0.25cm" fo:wrap-option="wrap"/>
    </style:style>
    <style:style style:name="gr29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1.837cm" fo:min-width="0.783cm" fo:padding-top="0.125cm" fo:padding-bottom="0.125cm" fo:padding-left="0.25cm" fo:padding-right="0.25cm" fo:wrap-option="wrap"/>
    </style:style>
    <style:style style:name="gr30" style:family="graphic" style:parent-style-name="Default_5f_1" style:list-style-name="L4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63cm" fo:padding-top="0.125cm" fo:padding-bottom="0.125cm" fo:padding-left="0.25cm" fo:padding-right="0.25cm" fo:wrap-option="wrap"/>
    </style:style>
    <style:style style:name="gr31" style:family="graphic" style:parent-style-name="Default_5f_1">
      <style:graphic-properties draw:stroke="solid" svg:stroke-width="0.159cm" svg:stroke-color="#ed1c24" draw:marker-end="msArrowEnd_20_5" draw:marker-end-width="0.477cm" draw:marker-end-center="false" draw:stroke-linejoin="miter" draw:fill="none" draw:textarea-vertical-align="top" draw:auto-grow-height="false" fo:min-height="8.185cm" fo:min-width="3.837cm" fo:padding-top="0.125cm" fo:padding-bottom="0.125cm" fo:padding-left="0.25cm" fo:padding-right="0.25cm" fo:wrap-option="wrap"/>
    </style:style>
    <style:style style:name="gr32" style:family="graphic" style:parent-style-name="Default_5f_1" style:list-style-name="L4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1.281cm" fo:min-width="3.463cm" fo:padding-top="0.125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159cm" svg:stroke-color="#ed1c24" draw:marker-start="msArrowEnd_20_5" draw:marker-start-width="0.477cm" draw:marker-start-center="false" draw:marker-end="msArrowEnd_20_5" draw:marker-end-width="0.477cm" draw:marker-end-center="false" draw:stroke-linejoin="miter" draw:fill="none" draw:textarea-vertical-align="top" draw:auto-grow-height="false" fo:min-height="0.971cm" fo:min-width="8.441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fo:min-height="6.631cm"/>
    </style:style>
    <style:style style:name="pr2" style:family="presentation" style:parent-style-name="Title_20_Slide-outline1">
      <style:graphic-properties fo:min-height="10.798cm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2.572cm"/>
    </style:style>
    <style:style style:name="pr9" style:family="presentation" style:parent-style-name="Title_20_and_20_Content-title">
      <style:graphic-properties fo:min-height="3.6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.5cm" fo:margin-bottom="0cm" fo:line-height="90%" fo:text-align="start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2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200%" fo:text-align="center" fo:text-indent="0cm"/>
    </style:style>
    <style:style style:name="P16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8pt"/>
    </style:style>
    <style:style style:name="T6" style:family="text">
      <style:text-properties fo:color="#ff0000"/>
    </style:style>
    <style:style style:name="T7" style:family="text">
      <style:text-properties fo:color="#ce181e"/>
    </style:style>
    <style:style style:name="T8" style:family="text">
      <style:text-properties fo:color="#548235"/>
    </style:style>
    <style:style style:name="T9" style:family="text">
      <style:text-properties fo:color="#c00000"/>
    </style:style>
    <style:style style:name="T10" style:family="text">
      <style:text-properties fo:color="#7030a0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Lohit Devanaga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e75b6"/>
    </style:style>
    <style:style style:name="T14" style:family="text">
      <style:text-properties fo:color="#c55a11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layer="layout" svg:width="25.399cm" svg:height="6.631cm" svg:x="4.233cm" svg:y="3.118cm" presentation:class="title" presentation:placeholder="true">
          <draw:text-box/>
        </draw:frame>
        <draw:frame presentation:style-name="pr2" draw:layer="layout" svg:width="30.479cm" svg:height="11.048cm" svg:x="1.693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0">
        <office:forms form:automatic-focus="false" form:apply-design-mode="false"/>
        <draw:frame draw:name="Title 1" presentation:style-name="pr4" draw:text-style-name="P3" draw:layer="layout" svg:width="25.399cm" svg:height="6.631cm" svg:x="4.233cm" svg:y="3.118cm" presentation:class="title" presentation:user-transformed="true">
          <draw:text-box>
            <text:p text:style-name="P2"><text:span text:style-name="T1">Distributed Networks</text:span></text:p>
          </draw:text-box>
        </draw:frame>
        <draw:frame draw:name="Subtitle 2" presentation:style-name="pr5" draw:text-style-name="P4" draw:layer="layout" svg:width="25.399cm" svg:height="4.598cm" svg:x="4.233cm" svg:y="10.006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ts, Barriers and PreCondtions" draw:style-name="dp1" draw:master-page-name="Title_20_and_20_Content" presentation:presentation-page-layout-name="AL3T11">
        <office:forms form:automatic-focus="false" form:apply-design-mode="false"/>
        <draw:frame draw:name="Title 1" presentation:style-name="pr6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Networked Communication</text:span></text:p>
          </draw:text-box>
        </draw:frame>
        <draw:frame draw:name="Content Placeholder 2" presentation:style-name="pr7" draw:text-style-name="P8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7"><text:span text:style-name="T3">Communication over a distributed networks is different to what we’ve been doing so far. </text:span></text:p>
                <text:p text:style-name="P7"><text:span text:style-name="T3"/></text:p>
              </text:list-item>
              <text:list-item>
                <text:p text:style-name="P7"><text:span text:style-name="T3">We need to dynamically create connections between processes at runtime.</text:span></text:p>
                <text:p text:style-name="P7"><text:span text:style-name="T3"/></text:p>
              </text:list-item>
              <text:list-item>
                <text:p text:style-name="P7"><text:span text:style-name="T3">We can do this on local machines as well, but there’s not much point in doing so if it can be avoided. 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Creation</text:span></text:p>
          </draw:text-box>
        </draw:frame>
        <draw:custom-shape draw:name="Rounded Rectangle 2" draw:style-name="gr2" draw:text-style-name="P11" draw:layer="layout" svg:width="4.09cm" svg:height="2.165cm" svg:x="9.484cm" svg:y="9.515cm">
          <text:p text:style-name="P10"><text:span text:style-name="T5">send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2" draw:text-style-name="P11" draw:layer="layout" svg:width="4.09cm" svg:height="2.165cm" svg:x="20.063cm" svg:y="9.515cm">
          <text:p text:style-name="P10"><text:span text:style-name="T5">receiv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3" draw:text-style-name="P12" draw:layer="layout" svg:width="6.487cm" svg:height="0.001cm" svg:x="13.575cm" svg:y="10.5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p><text:span text:style-name="T6">@process</text:span><text:line-break/><text:span text:style-name="T7">def</text:span> <text:span text:style-name="T8">receiver</text:span>():<text:line-break/> <text:s text:c="3"/>receivers_channel = Channel(<text:span text:style-name="T9">'A'</text:span>)<text:line-break/> <text:s text:c="3"/><text:span text:style-name="T10">print</text:span>(receivers_channel.address)<text:line-break/> <text:s text:c="3"/>reader = receivers_channel.reader()<text:line-break/> <text:s text:c="3"/><text:span text:style-name="T7">while</text:span> <text:span text:style-name="T7">True</text:span>:<text:line-break/> <text:s text:c="7"/>message = reader()<text:line-break/> <text:s text:c="7"/><text:span text:style-name="T10">print</text:span>(message)<text:line-break/><text:line-break/>if __name__ == <text:span text:style-name="T9">'__main__'</text:span>:<text:line-break/> <text:s text:c="3"/>Parallel(receiver()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p><text:span text:style-name="T6">@process</text:span><text:line-break/><text:span text:style-name="T7">def</text:span> <text:span text:style-name="T8">sender</text:span>():<text:line-break/><text:tab/>receiver_ip = <text:span text:style-name="T10">raw_input</text:span>(<text:span text:style-name="T9">"Receiver IP? :"</text:span>)<text:line-break/><text:tab/>receiver_port = <text:span text:style-name="T10">int</text:span>(<text:span text:style-name="T10">raw_input</text:span>(<text:span text:style-name="T9">"Receiver Port? :"</text:span>))<text:line-break/><text:tab/>tuple = (receiver_ip<text:span text:style-name="T9">,</text:span> receiver_port)<text:line-break/><text:tab/>sender_channel = Channel(<text:span text:style-name="T6">name</text:span>=<text:span text:style-name="T9">'A'</text:span><text:span text:style-name="T7">,</text:span> <text:span text:style-name="T6">connect</text:span>=tuple)<text:line-break/><text:tab/>writer = sender_channel.writer()<text:line-break/><text:tab/>writer(<text:span text:style-name="T9">"hello across a dynamic connection"</text:span>)<text:line-break/><text:line-break/>if __name__ == <text:span text:style-name="T9">'__main__'</text:span>:<text:line-break/> <text:s text:c="3"/>Parallel(sender()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It works (Hopefully).</text:span></text:p>
                <text:p><text:span text:style-name="T11"/></text:p>
              </text:list-item>
              <text:list-item>
                <text:p><text:span text:style-name="T11">Remember that you can only connect to a channel if it was given a name.</text:span></text:p>
                <text:p><text:span text:style-name="T11"/></text:p>
              </text:list-item>
              <text:list-item>
                <text:p text:style-name="P13"><text:span text:style-name="T11">So why won’t this work over a distributed network?</text:span></text:p>
                <text:p text:style-name="P13"><text:span text:style-name="T11"/></text:p>
              </text:list-item>
              <text:list-item>
                <text:p><text:span text:style-name="T11">As an aside, how many channels did we create in the previous example?</text:span></text:p>
                <text:p><text:span text:style-name="T11"/>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0">
        <office:forms form:automatic-focus="false" form:apply-design-mode="false"/>
        <draw:custom-shape draw:style-name="gr4" draw:text-style-name="P15" draw:layer="layout" svg:width="7.62cm" svg:height="5.588cm" draw:transform="skewX (-0.00366519142918809) translate (18.268cm 7.366cm)">
          <text:p text:style-name="P14">Machine 2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62cm" svg:height="5.588cm" draw:transform="skewX (-0.00366519142918809) translate (7.63cm 7.366cm)">
          <text:p text:style-name="P14">Machine 1</text:p>
          <draw:enhanced-geometry svg:viewBox="0 0 21600 21600" draw:type="rectangle" draw:enhanced-path="M 0 0 L 21600 0 21600 21600 0 21600 0 0 Z N"/>
        </draw:custom-shape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Network Creation</text:span></text:p>
          </draw:text-box>
        </draw:frame>
        <draw:custom-shape draw:name="Rounded Rectangle 2" draw:style-name="gr2" draw:text-style-name="P16" draw:layer="layout" svg:width="4.09cm" svg:height="2.165cm" svg:x="9.484cm" svg:y="9.515cm">
          <text:p text:style-name="P10"><text:span text:style-name="T5">send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2" draw:text-style-name="P16" draw:layer="layout" svg:width="4.09cm" svg:height="2.165cm" svg:x="20.063cm" svg:y="9.515cm">
          <text:p text:style-name="P10"><text:span text:style-name="T5">receiv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" draw:style-name="gr3" draw:text-style-name="P12" draw:layer="layout" svg:width="6.487cm" svg:height="0.001cm" svg:x="13.575cm" svg:y="10.59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Network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We’re going to need a new type of process, @multiprocess</text:span></text:p>
                <text:p><text:span text:style-name="T11"/></text:p>
              </text:list-item>
              <text:list-item>
                <text:p><text:span text:style-name="T11">A multiprocess is very much like a process except it is built on top of Pythons multiprocessing module.</text:span></text:p>
                <text:p><text:span text:style-name="T11"/></text:p>
              </text:list-item>
              <text:list-item>
                <text:p><text:span text:style-name="T11">The key difference is that we can define its host address.</text:span></text:p>
                <text:p><text:span text:style-name="T11"/></text:p>
              </text:list-item>
              <text:list-item>
                <text:p><text:span text:style-name="T11">For this part to work we need to use Python 2.6 or above, but not Python 3 (Probably).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Network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p><text:span text:style-name="T12">@multiprocess</text:span><text:span text:style-name="T11">(</text:span><text:span text:style-name="T11"><text:line-break/></text:span><text:span text:style-name="T11"><text:tab/></text:span><text:span text:style-name="T11"><text:tab/></text:span><text:span text:style-name="T11"><text:tab/></text:span><text:span text:style-name="T11"> <text:s text:c="3"/></text:span><text:span text:style-name="T6">pycsp_host</text:span><text:span text:style-name="T11">=</text:span><text:span text:style-name="T9">'172.24.5.60'</text:span><text:span text:style-name="T7">,</text:span><text:span text:style-name="T11"> </text:span><text:span text:style-name="T11"><text:line-break/></text:span><text:span text:style-name="T11"><text:tab/></text:span><text:span text:style-name="T11"><text:tab/></text:span><text:span text:style-name="T11"> <text:s text:c="3"/></text:span><text:span text:style-name="T6">pycsp_port</text:span><text:span text:style-name="T11">=</text:span><text:span text:style-name="T13">10000</text:span><text:span text:style-name="T11">)</text:span><text:line-break/><text:span text:style-name="T7">def</text:span> <text:span text:style-name="T8">receiver</text:span>():<text:line-break/><text:tab/>channel_in = Channel(<text:span text:style-name="T9">'A'</text:span>)<text:line-break/><text:tab/><text:span text:style-name="T10">print</text:span>(channel_in.address)<text:line-break/><text:tab/>reader = channel_in.reader()<text:line-break/><text:line-break/><text:tab/><text:span text:style-name="T14">while</text:span> <text:span text:style-name="T7">True</text:span>:<text:line-break/><text:tab/> <text:s text:c="2"/><text:tab/><text:tab/>message = reader()<text:line-break/><text:tab/> <text:s text:c="3"/><text:span text:style-name="T10">print</text:span>(message)<text:line-break/><text:line-break/>if __name__ == <text:span text:style-name="T9">'__main__'</text:span>:<text:line-break/> <text:s text:c="3"/>Parallel(receiver()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Dynamic Network Creation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p><text:span text:style-name="T12">@multiprocess</text:span><text:line-break/><text:span text:style-name="T7">def</text:span> <text:span text:style-name="T8">sender</text:span>():<text:line-break/><text:tab/>to_receiver_channel = Channel(<text:span text:style-name="T9">'A'</text:span>,<text:line-break/><text:tab/><text:tab/> <text:s/><text:tab/><text:tab/><text:tab/><text:span text:style-name="T6">connect</text:span>=(<text:span text:style-name="T7">'172.24.5.60'</text:span>, 10000))<text:line-break/><text:line-break/><text:tab/>writer = to_receiver_channel.writer()<text:line-break/><text:tab/><text:span text:style-name="T10">print</text:span>(<text:span text:style-name="T7">"ready to send"</text:span>)<text:line-break/><text:tab/>writer(<text:span text:style-name="T7">"hello over a network"</text:span>)<text:line-break/><text:tab/><text:span text:style-name="T10">print</text:span>(<text:span text:style-name="T7">"send complete"</text:span>)<text:line-break/><text:line-break/>if __name__ == <text:span text:style-name="T9">'__main__'</text:span>:<text:line-break/> <text:s text:c="3"/>Parallel(sender())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Network Problems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Communication is usually very slow.</text:span></text:p>
                <text:p><text:span text:style-name="T11"/></text:p>
              </text:list-item>
              <text:list-item>
                <text:p><text:span text:style-name="T11">Messages can take a long time to propagate through a network.</text:span></text:p>
                <text:p><text:span text:style-name="T11"/></text:p>
              </text:list-item>
              <text:list-item>
                <text:p><text:span text:style-name="T11">The network is unreliable.</text:span></text:p>
                <text:p><text:span text:style-name="T11"/></text:p>
              </text:list-item>
              <text:list-item>
                <text:p><text:span text:style-name="T11">Global memory doesn’t exist (yay!). </text:span></text:p>
                <text:p><text:span text:style-name="T11"/></text:p>
              </text:list-item>
              <text:list-item>
                <text:p><text:span text:style-name="T11">Global time doesn’t exist (boo!).</text:span></text:p>
                <text:p><text:span text:style-name="T11"/>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Network Problems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We can help mitigate some of these problems by:</text:span></text:p>
                <text:p><text:span text:style-name="T11"/></text:p>
              </text:list-item>
              <text:list-item>
                <text:p><text:span text:style-name="T11">Minimising the amount of communication between network processes.</text:span></text:p>
                <text:p><text:span text:style-name="T11"/></text:p>
              </text:list-item>
              <text:list-item>
                <text:p><text:span text:style-name="T11">Minimising the amount of processes, communications and states within a system.</text:span></text:p>
                <text:p><text:span text:style-name="T11"/></text:p>
              </text:list-item>
              <text:list-item>
                <text:p><text:span text:style-name="T11">Not using any global time, and assuming everything is out of order from the off.</text:span></text:p>
                <text:p><text:span text:style-name="T11"/>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0">
        <office:forms form:automatic-focus="false" form:apply-design-mode="false"/>
        <draw:frame presentation:style-name="pr9" draw:text-style-name="P9" draw:layer="layout" svg:width="29.209cm" svg:height="3.681cm" svg:x="2.328cm" svg:y="1.014cm" presentation:class="title">
          <draw:text-box>
            <text:p><text:span text:style-name="T4">Network Problems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Timers might just be our best friend in Distributed Systems.</text:span></text:p>
                <text:p><text:span text:style-name="T11"/></text:p>
              </text:list-item>
              <text:list-item>
                <text:p><text:span text:style-name="T11">If we send a message over a network we want to know it has gotten there. </text:span></text:p>
                <text:p><text:span text:style-name="T11"/></text:p>
              </text:list-item>
              <text:list-item>
                <text:p><text:span text:style-name="T11">The Receiver sends a response to the Sender.</text:span></text:p>
                <text:p><text:span text:style-name="T11"/></text:p>
              </text:list-item>
              <text:list-item>
                <text:p><text:span text:style-name="T11">During sending the Sender starts a timer process. This will send a notification to the Sender after a given time.</text:span></text:p>
                <text:p><text:span text:style-name="T11"/></text:p>
              </text:list-item>
              <text:list-item>
                <text:p><text:span text:style-name="T11">If the timer sends before the response, then we’ve probably deadlocked.</text:span></text:p>
                <text:p><text:span text:style-name="T11"/>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0">
        <draw:frame presentation:style-name="pr9" draw:text-style-name="P9" draw:layer="layout" svg:width="29.209cm" svg:height="3.681cm" svg:x="2.328cm" svg:y="1.014cm" presentation:class="title">
          <draw:text-box>
            <text:p><text:span text:style-name="T4">Network Problems</text:span></text:p>
          </draw:text-box>
        </draw:frame>
        <draw:custom-shape draw:name="Rounded Rectangle 4" draw:style-name="gr2" draw:text-style-name="P11" draw:layer="layout" svg:width="4.09cm" svg:height="2.165cm" svg:x="14.832cm" svg:y="9.144cm">
          <text:p text:style-name="P10"><text:span text:style-name="T5">send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2" draw:text-style-name="P16" draw:layer="layout" svg:width="4.09cm" svg:height="2.165cm" svg:x="24.17cm" svg:y="9.192cm">
          <text:p text:style-name="P10"><text:span text:style-name="T5">receiv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6" draw:text-style-name="P12" draw:layer="layout" svg:width="5.449cm" svg:height="0.001cm" svg:x="18.791cm" svg:y="9.76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7" draw:text-style-name="P12" draw:layer="layout" svg:width="5.451cm" svg:height="0.001cm" svg:x="18.791cm" svg:y="10.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ounded Rectangle 4" draw:style-name="gr2" draw:text-style-name="P11" draw:layer="layout" svg:width="4.09cm" svg:height="2.165cm" svg:x="5.488cm" svg:y="9.144cm">
          <text:p text:style-name="P10"><text:span text:style-name="T5">tim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7" draw:style-name="gr6" draw:text-style-name="P12" draw:layer="layout" svg:width="5.449cm" svg:height="0.001cm" svg:x="9.493cm" svg:y="10.6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7" draw:text-style-name="P12" draw:layer="layout" svg:width="5.451cm" svg:height="0.001cm" svg:x="9.43cm" svg:y="9.76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0">
        <draw:frame presentation:style-name="pr9" draw:text-style-name="P9" draw:layer="layout" svg:width="29.209cm" svg:height="3.681cm" svg:x="2.328cm" svg:y="1.014cm" presentation:class="title">
          <draw:text-box>
            <text:p><text:span text:style-name="T4">Poisoning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To ‘help’ shutdown system, CSP defines Poisoning</text:span></text:p>
                <text:p><text:span text:style-name="T11"/></text:p>
              </text:list-item>
              <text:list-item>
                <text:p><text:span text:style-name="T11">Any channel can be poisoned. Once poisoned, it will throw an Exception any time a process tries to send a message over it.</text:span></text:p>
                <text:p><text:span text:style-name="T11"/></text:p>
              </text:list-item>
              <text:list-item>
                <text:p><text:span text:style-name="T11">The idea is that Poisoning will propagate over a network, shutting down everyth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e Resting Point_clipboard0" draw:style-name="dp1" draw:master-page-name="Title_20_and_20_Content" presentation:presentation-page-layout-name="AL3T11">
        <draw:frame draw:name="Title 1" presentation:style-name="pr6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oisoning</text:span></text:p>
          </draw:text-box>
        </draw:frame>
        <draw:custom-shape draw:name="Rounded Rectangle 3" draw:style-name="gr8" draw:text-style-name="P18" draw:layer="layout" svg:width="4.09cm" svg:height="2.165cm" svg:x="3.721cm" svg:y="13.327cm">
          <text:p text:style-name="P17"><text:span text:style-name="T15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8" draw:layer="layout" svg:width="4.09cm" svg:height="2.165cm" svg:x="3.724cm" svg:y="5.326cm">
          <text:p text:style-name="P17"><text:span text:style-name="T15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8" draw:text-style-name="P18" draw:layer="layout" svg:width="4.09cm" svg:height="2.165cm" svg:x="3.721cm" svg:y="9.287cm">
          <text:p text:style-name="P17"><text:span text:style-name="T15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8" draw:layer="layout" svg:width="4.09cm" svg:height="2.165cm" svg:x="20.319cm" svg:y="8.124cm">
          <text:p text:style-name="P17"><text:span text:style-name="T15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18" draw:layer="layout" svg:width="4.09cm" svg:height="2.165cm" svg:x="9.333cm" svg:y="5.33cm">
          <text:p text:style-name="P17"><text:span text:style-name="T15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8" draw:text-style-name="P18" draw:layer="layout" svg:width="4.09cm" svg:height="2.165cm" svg:x="14.945cm" svg:y="8.124cm">
          <text:p text:style-name="P17"><text:span text:style-name="T15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18" draw:layer="layout" svg:width="4.09cm" svg:height="2.165cm" svg:x="9.333cm" svg:y="11.294cm">
          <text:p text:style-name="P17"><text:span text:style-name="T15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8" draw:text-style-name="P18" draw:layer="layout" svg:width="4.09cm" svg:height="2.165cm" svg:x="25.693cm" svg:y="5.959cm">
          <text:p text:style-name="P17"><text:span text:style-name="T15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9" draw:text-style-name="P12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10" draw:text-style-name="P12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11" draw:text-style-name="P12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12" draw:text-style-name="P12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13" draw:text-style-name="P12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14" draw:text-style-name="P12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8" draw:text-style-name="P18" draw:layer="layout" svg:width="4.09cm" svg:height="2.165cm" svg:x="25.693cm" svg:y="10.211cm">
          <text:p text:style-name="P17"><text:span text:style-name="T15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15" draw:text-style-name="P12" draw:layer="layout" svg:width="1.282cm" svg:height="2.165cm" svg:x="24.41cm" svg:y="7.02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16" draw:text-style-name="P12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17" draw:text-style-name="P12" draw:layer="layout" svg:width="4.336cm" svg:height="8.434cm" draw:transform="rotate (-1.5707963267949) translate (27.73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18" draw:text-style-name="P18" draw:layer="layout" svg:width="4.597cm" svg:height="2.165cm" svg:x="14.707cm" svg:y="15.631cm">
          <text:p text:style-name="P17"><text:span text:style-name="T15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19" draw:text-style-name="P12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3T11">
        <draw:frame draw:name="Title 1" presentation:style-name="pr6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oisoning</text:span></text:p>
          </draw:text-box>
        </draw:frame>
        <draw:custom-shape draw:name="Rounded Rectangle 3" draw:style-name="gr8" draw:text-style-name="P18" draw:layer="layout" svg:width="4.09cm" svg:height="2.165cm" svg:x="3.721cm" svg:y="13.327cm">
          <text:p text:style-name="P17"><text:span text:style-name="T15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8" draw:layer="layout" svg:width="4.09cm" svg:height="2.165cm" svg:x="3.724cm" svg:y="5.326cm">
          <text:p text:style-name="P17"><text:span text:style-name="T15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8" draw:text-style-name="P18" draw:layer="layout" svg:width="4.09cm" svg:height="2.165cm" svg:x="3.721cm" svg:y="9.287cm">
          <text:p text:style-name="P17"><text:span text:style-name="T15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8" draw:layer="layout" svg:width="4.09cm" svg:height="2.165cm" svg:x="20.319cm" svg:y="8.124cm">
          <text:p text:style-name="P17"><text:span text:style-name="T15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18" draw:layer="layout" svg:width="4.09cm" svg:height="2.165cm" svg:x="9.333cm" svg:y="5.33cm">
          <text:p text:style-name="P17"><text:span text:style-name="T15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8" draw:text-style-name="P18" draw:layer="layout" svg:width="4.09cm" svg:height="2.165cm" svg:x="14.945cm" svg:y="8.124cm">
          <text:p text:style-name="P17"><text:span text:style-name="T15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18" draw:layer="layout" svg:width="4.09cm" svg:height="2.165cm" svg:x="9.333cm" svg:y="11.294cm">
          <text:p text:style-name="P17"><text:span text:style-name="T15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8" draw:text-style-name="P18" draw:layer="layout" svg:width="4.09cm" svg:height="2.165cm" svg:x="25.693cm" svg:y="5.959cm">
          <text:p text:style-name="P17"><text:span text:style-name="T15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9" draw:text-style-name="P12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10" draw:text-style-name="P12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11" draw:text-style-name="P12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20" draw:text-style-name="P12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1" draw:text-style-name="P12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22" draw:text-style-name="P12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8" draw:text-style-name="P18" draw:layer="layout" svg:width="4.09cm" svg:height="2.165cm" svg:x="25.693cm" svg:y="10.211cm">
          <text:p text:style-name="P17"><text:span text:style-name="T15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15" draw:text-style-name="P12" draw:layer="layout" svg:width="1.282cm" svg:height="2.165cm" svg:x="24.41cm" svg:y="7.02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16" draw:text-style-name="P12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17" draw:text-style-name="P12" draw:layer="layout" svg:width="4.336cm" svg:height="8.434cm" draw:transform="rotate (-1.5707963267949) translate (27.73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23" draw:text-style-name="P18" draw:layer="layout" svg:width="4.597cm" svg:height="2.165cm" svg:x="14.707cm" svg:y="15.631cm">
          <text:p text:style-name="P17"><text:span text:style-name="T15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19" draw:text-style-name="P12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9" draw:style-name="gr24" draw:text-style-name="P19" draw:layer="layout" svg:width="0.902cm" svg:height="1.013cm" svg:x="13.807cm" svg:y="16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3T11">
        <draw:frame draw:name="Title 1" presentation:style-name="pr6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oisoning</text:span></text:p>
          </draw:text-box>
        </draw:frame>
        <draw:custom-shape draw:name="Rounded Rectangle 3" draw:style-name="gr8" draw:text-style-name="P18" draw:layer="layout" svg:width="4.09cm" svg:height="2.165cm" svg:x="3.721cm" svg:y="13.327cm">
          <text:p text:style-name="P17"><text:span text:style-name="T15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8" draw:layer="layout" svg:width="4.09cm" svg:height="2.165cm" svg:x="3.724cm" svg:y="5.326cm">
          <text:p text:style-name="P17"><text:span text:style-name="T15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8" draw:text-style-name="P18" draw:layer="layout" svg:width="4.09cm" svg:height="2.165cm" svg:x="3.721cm" svg:y="9.287cm">
          <text:p text:style-name="P17"><text:span text:style-name="T15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8" draw:layer="layout" svg:width="4.09cm" svg:height="2.165cm" svg:x="20.319cm" svg:y="8.124cm">
          <text:p text:style-name="P17"><text:span text:style-name="T15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18" draw:layer="layout" svg:width="4.09cm" svg:height="2.165cm" svg:x="9.333cm" svg:y="5.33cm">
          <text:p text:style-name="P17"><text:span text:style-name="T15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8" draw:text-style-name="P18" draw:layer="layout" svg:width="4.09cm" svg:height="2.165cm" svg:x="14.945cm" svg:y="8.124cm">
          <text:p text:style-name="P17"><text:span text:style-name="T15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18" draw:layer="layout" svg:width="4.09cm" svg:height="2.165cm" svg:x="9.333cm" svg:y="11.294cm">
          <text:p text:style-name="P17"><text:span text:style-name="T15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8" draw:text-style-name="P18" draw:layer="layout" svg:width="4.09cm" svg:height="2.165cm" svg:x="25.693cm" svg:y="5.959cm">
          <text:p text:style-name="P17"><text:span text:style-name="T15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5" draw:text-style-name="P12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26" draw:text-style-name="P12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27" draw:text-style-name="P12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20" draw:text-style-name="P12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1" draw:text-style-name="P12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22" draw:text-style-name="P12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8" draw:text-style-name="P18" draw:layer="layout" svg:width="4.09cm" svg:height="2.165cm" svg:x="25.693cm" svg:y="10.211cm">
          <text:p text:style-name="P17"><text:span text:style-name="T15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28" draw:text-style-name="P12" draw:layer="layout" svg:width="1.282cm" svg:height="2.165cm" svg:x="24.41cm" svg:y="7.02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29" draw:text-style-name="P12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17" draw:text-style-name="P12" draw:layer="layout" svg:width="4.336cm" svg:height="8.434cm" draw:transform="rotate (-1.5707963267949) translate (27.73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30" draw:text-style-name="P18" draw:layer="layout" svg:width="4.597cm" svg:height="2.165cm" svg:x="14.707cm" svg:y="15.631cm">
          <text:p text:style-name="P17"><text:span text:style-name="T15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19" draw:text-style-name="P12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9" draw:style-name="gr24" draw:text-style-name="P19" draw:layer="layout" svg:width="0.902cm" svg:height="1.013cm" svg:x="13.807cm" svg:y="16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3T11">
        <draw:frame draw:name="Title 1" presentation:style-name="pr6" draw:text-style-name="P6" draw:layer="layout" svg:width="29.209cm" svg:height="3.681cm" svg:x="2.328cm" svg:y="1.014cm" presentation:class="title" presentation:user-transformed="true">
          <draw:text-box>
            <text:p text:style-name="P2"><text:span text:style-name="T2">Poisoning</text:span></text:p>
          </draw:text-box>
        </draw:frame>
        <draw:custom-shape draw:name="Rounded Rectangle 3" draw:style-name="gr8" draw:text-style-name="P18" draw:layer="layout" svg:width="4.09cm" svg:height="2.165cm" svg:x="3.721cm" svg:y="13.327cm">
          <text:p text:style-name="P17"><text:span text:style-name="T15">Get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8" draw:text-style-name="P18" draw:layer="layout" svg:width="4.09cm" svg:height="2.165cm" svg:x="3.724cm" svg:y="5.326cm">
          <text:p text:style-name="P17"><text:span text:style-name="T15">Fil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8" draw:text-style-name="P18" draw:layer="layout" svg:width="4.09cm" svg:height="2.165cm" svg:x="3.721cm" svg:y="9.287cm">
          <text:p text:style-name="P17"><text:span text:style-name="T15">Get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8" draw:text-style-name="P18" draw:layer="layout" svg:width="4.09cm" svg:height="2.165cm" svg:x="20.319cm" svg:y="8.124cm">
          <text:p text:style-name="P17"><text:span text:style-name="T15">Remove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8" draw:text-style-name="P18" draw:layer="layout" svg:width="4.09cm" svg:height="2.165cm" svg:x="9.333cm" svg:y="5.33cm">
          <text:p text:style-name="P17"><text:span text:style-name="T15">Boil kettle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8" draw:text-style-name="P18" draw:layer="layout" svg:width="4.09cm" svg:height="2.165cm" svg:x="14.945cm" svg:y="8.124cm">
          <text:p text:style-name="P17"><text:span text:style-name="T15">Fill mu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18" draw:layer="layout" svg:width="4.09cm" svg:height="2.165cm" svg:x="9.333cm" svg:y="11.294cm">
          <text:p text:style-name="P17"><text:span text:style-name="T15">Add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8" draw:text-style-name="P18" draw:layer="layout" svg:width="4.09cm" svg:height="2.165cm" svg:x="25.693cm" svg:y="5.959cm">
          <text:p text:style-name="P17"><text:span text:style-name="T15">Bin teabag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25" draw:text-style-name="P12" draw:layer="layout" svg:width="1.517cm" svg:height="0.003cm" svg:x="7.815cm" svg:y="6.4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12" draw:style-name="gr26" draw:text-style-name="P12" draw:layer="layout" svg:width="1.52cm" svg:height="2.006cm" svg:x="7.812cm" svg:y="10.3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3" draw:style-name="gr27" draw:text-style-name="P12" draw:layer="layout" svg:width="1.52cm" svg:height="2.032cm" svg:x="7.812cm" svg:y="12.37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4" draw:style-name="gr20" draw:text-style-name="P12" draw:layer="layout" svg:width="1.52cm" svg:height="3.168cm" svg:x="13.424cm" svg:y="9.20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5" draw:style-name="gr21" draw:text-style-name="P12" draw:layer="layout" svg:width="1.52cm" svg:height="2.794cm" svg:x="13.424cm" svg:y="6.41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6" draw:style-name="gr22" draw:text-style-name="P12" draw:layer="layout" svg:width="1.282cm" svg:height="0.001cm" svg:x="19.036cm" svg:y="9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7" draw:style-name="gr8" draw:text-style-name="P18" draw:layer="layout" svg:width="4.09cm" svg:height="2.165cm" svg:x="25.693cm" svg:y="10.211cm">
          <text:p text:style-name="P17"><text:span text:style-name="T15">Drink te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18" draw:style-name="gr28" draw:text-style-name="P12" draw:layer="layout" svg:width="1.282cm" svg:height="2.165cm" svg:x="24.41cm" svg:y="7.024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9" draw:style-name="gr29" draw:text-style-name="P12" draw:layer="layout" svg:width="1.282cm" svg:height="2.086cm" svg:x="24.41cm" svg:y="9.207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31" draw:text-style-name="P12" draw:layer="layout" svg:width="4.336cm" svg:height="8.434cm" draw:transform="rotate (-1.5707963267949) translate (27.738cm 12.37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ounded Rectangle 21" draw:style-name="gr32" draw:text-style-name="P18" draw:layer="layout" svg:width="4.597cm" svg:height="2.165cm" svg:x="14.707cm" svg:y="15.631cm">
          <text:p text:style-name="P17"><text:span text:style-name="T15">Cupboar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23" draw:style-name="gr33" draw:text-style-name="P12" draw:layer="layout" svg:width="8.94cm" svg:height="1.22cm" draw:transform="rotate (-3.14159265358979) translate (14.707cm 16.714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9" draw:style-name="gr24" draw:text-style-name="P19" draw:layer="layout" svg:width="0.902cm" svg:height="1.013cm" svg:x="13.807cm" svg:y="16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0">
        <draw:frame presentation:style-name="pr9" draw:text-style-name="P9" draw:layer="layout" svg:width="29.209cm" svg:height="3.681cm" svg:x="2.328cm" svg:y="1.014cm" presentation:class="title">
          <draw:text-box>
            <text:p><text:span text:style-name="T4">Poisoning</text:span></text:p>
          </draw:text-box>
        </draw:frame>
        <draw:frame draw:name="Content Placeholder 2" presentation:style-name="Title_20_and_20_Content-outline1" draw:layer="layout" svg:width="29.209cm" svg:height="12.086cm" svg:x="2.329cm" svg:y="5.071cm" presentation:class="outline" presentation:user-transformed="true">
          <draw:text-box>
            <text:list text:style-name="L3">
              <text:list-item>
                <text:p><text:span text:style-name="T11">Poisoning relies on throwing lots of exceptions.</text:span></text:p>
                <text:p><text:span text:style-name="T11"/></text:p>
              </text:list-item>
              <text:list-item>
                <text:p><text:span text:style-name="T11">You might find this to be perfectly acceptable.</text:span></text:p>
                <text:p><text:span text:style-name="T11"/></text:p>
              </text:list-item>
              <text:list-item>
                <text:p><text:span text:style-name="T11">I prefer other methods, like more careful management of interactions.</text:span></text:p>
                <text:p><text:span text:style-name="T11"/></text:p>
              </text:list-item>
              <text:list-item>
                <text:p><text:span text:style-name="T11">This is a stylistic choice though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04">12/4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04">12/4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ther Useful Concepts</dc:title>
    <meta:initial-creator>Windows User</meta:initial-creator>
    <meta:editing-cycles>27</meta:editing-cycles>
    <meta:creation-date>2018-10-29T12:03:21</meta:creation-date>
    <dc:date>2018-12-04T13:07:13.182843219</dc:date>
    <meta:editing-duration>PT9H26M32S</meta:editing-duration>
    <meta:generator>LibreOffice/6.0.6.2$Linux_X86_64 LibreOffice_project/00m0$Build-2</meta:generator>
    <meta:document-statistic meta:object-count="2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